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70000007F92D5CFA2.png"/>
  <manifest:file-entry manifest:media-type="image/png" manifest:full-path="Pictures/10000201000000A80000005A451DA1B4.png"/>
  <manifest:file-entry manifest:media-type="image/png" manifest:full-path="Pictures/10000000000000E2000001A97A8368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-color="#dddddd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Ultrafine_20_2_20_Dots_20_3_20_Dashes" svg:stroke-color="#999999" draw:fill="none" draw:textarea-vertical-align="middl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ff" draw:fill-color="#0000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ff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ccff" draw:fill-color="#00ccf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cc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ccff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000000" draw:fill-color="#9966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990099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color="#000000" draw:textarea-vertical-align="middle"/>
    </style:style>
    <style:style style:name="gr24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color="#0000ff" draw:textarea-vertical-align="middle"/>
    </style:style>
    <style:style style:name="gr28" style:family="graphic" style:parent-style-name="standard">
      <style:graphic-properties svg:stroke-color="#000000" draw:fill-color="#00cc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000000" draw:fill-color="#00cc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000000" draw:fill-color="#ff00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-color="#cc9999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svg:stroke-width="0.035cm" svg:stroke-color="#00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ffff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svg:stroke-color="#990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cc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ff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28cm" svg:stroke-color="#ffff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9" style:family="graphic" style:parent-style-name="objectwithoutfill">
      <style:graphic-properties svg:stroke-width="0.028cm" svg:stroke-color="#00cc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0" style:family="graphic" style:parent-style-name="objectwithoutfill">
      <style:graphic-properties svg:stroke-width="0.028cm" svg:stroke-color="#cc99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svg:stroke-width="0.028cm" svg:stroke-color="#9900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2" style:family="graphic" style:parent-style-name="objectwithoutfill">
      <style:graphic-properties svg:stroke-width="0.028cm" svg:stroke-color="#9966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3" style:family="graphic" style:parent-style-name="objectwithoutfill">
      <style:graphic-properties svg:stroke-width="0.028cm" svg:stroke-color="#ff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4" style:family="graphic" style:parent-style-name="objectwithoutfill">
      <style:graphic-properties draw:stroke="solid"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svg:stroke-color="#ff9900" draw:fill-color="#ff9900" draw:textarea-horizontal-align="justify" draw:textarea-vertical-align="middle" draw:auto-grow-height="false" fo:min-height="0cm" fo:min-width="0cm"/>
    </style:style>
    <style:style style:name="gr46" style:family="graphic" style:parent-style-name="objectwithoutfill">
      <style:graphic-properties svg:stroke-width="0.035cm" svg:stroke-color="#ff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8" style:family="graphic" style:parent-style-name="Objet_20_sans_20_remplissage_20_ni_20_ligne">
      <style:graphic-properties svg:stroke-color="#ff3333" svg:stroke-opacity="50%" draw:textarea-vertical-align="middle" draw:color-mode="standard" draw:luminance="0%" draw:contrast="0%" draw:gamma="100%" draw:red="0%" draw:green="0%" draw:blue="0%" fo:clip="rect(0cm, 0cm, 0cm, 0cm)" draw:image-opacity="33%" style:mirror="none"/>
    </style:style>
    <style:style style:name="gr49" style:family="graphic" style:parent-style-name="objectwithoutfill">
      <style:graphic-properties svg:stroke-width="0.028cm" svg:stroke-color="#ff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objectwithoutfill">
      <style:graphic-properties svg:stroke-width="0.028cm" svg:stroke-color="#00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Fond" svg:width="0.33cm" svg:height="0.33cm" svg:x="1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line draw:style-name="gr2" draw:text-style-name="P1" draw:layer="Fond" svg:x1="6.251cm" svg:y1="1cm" svg:x2="6.251cm" svg:y2="20cm">
            <text:p/>
          </draw:line>
          <draw:line draw:style-name="gr2" draw:text-style-name="P1" draw:layer="Fond" svg:x1="11.251cm" svg:y1="1cm" svg:x2="11.251cm" svg:y2="20cm">
            <text:p/>
          </draw:line>
          <draw:line draw:style-name="gr2" draw:text-style-name="P1" draw:layer="Fond" svg:x1="16.251cm" svg:y1="1cm" svg:x2="16.251cm" svg:y2="20cm">
            <text:p/>
          </draw:line>
          <draw:line draw:style-name="gr2" draw:text-style-name="P1" draw:layer="Fond" svg:x1="21.251cm" svg:y1="1cm" svg:x2="21.251cm" svg:y2="20cm">
            <text:p/>
          </draw:line>
          <draw:line draw:style-name="gr2" draw:text-style-name="P1" draw:layer="Fond" svg:x1="26.251cm" svg:y1="1cm" svg:x2="26.251cm" svg:y2="20cm">
            <text:p/>
          </draw:line>
          <draw:line draw:style-name="gr2" draw:text-style-name="P1" draw:layer="Fond" svg:x1="1.029cm" svg:y1="6.253cm" svg:x2="28.702cm" svg:y2="6.253cm">
            <text:p/>
          </draw:line>
          <draw:line draw:style-name="gr2" draw:text-style-name="P1" draw:layer="Fond" svg:x1="1.03cm" svg:y1="11.253cm" svg:x2="28.703cm" svg:y2="11.253cm">
            <text:p/>
          </draw:line>
          <draw:line draw:style-name="gr2" draw:text-style-name="P1" draw:layer="Fond" svg:x1="1.031cm" svg:y1="16.253cm" svg:x2="28.704cm" svg:y2="16.253cm">
            <text:p/>
          </draw:line>
        </draw:g>
        <draw:frame draw:style-name="gr3" draw:text-style-name="P1" draw:layer="layout" svg:width="3.506cm" svg:height="6.595cm" draw:transform="rotate (3.1415926535892) translate (5.252cm 8.78cm)">
          <draw:image xlink:href="Pictures/10000000000000E2000001A97A8368E8.png" xlink:type="simple" xlink:show="embed" xlink:actuate="onLoad">
            <text:p/>
          </draw:image>
          <draw:glue-point draw:id="4" svg:x="4.409cm" svg:y="-0.019cm"/>
          <draw:glue-point draw:id="5" svg:x="4.318cm" svg:y="0.779cm"/>
          <draw:glue-point draw:id="6" svg:x="4.318cm" svg:y="1.537cm"/>
          <draw:glue-point draw:id="7" svg:x="4.318cm" svg:y="2.295cm"/>
          <draw:glue-point draw:id="8" svg:x="4.318cm" svg:y="3.053cm"/>
          <draw:glue-point draw:id="9" svg:x="4.318cm" svg:y="3.811cm"/>
          <draw:glue-point draw:id="10" svg:x="4.318cm" svg:y="4.57cm"/>
          <draw:glue-point draw:id="11" svg:x="4.409cm" svg:y="-0.777cm"/>
          <draw:glue-point draw:id="12" svg:x="4.409cm" svg:y="-1.536cm"/>
          <draw:glue-point draw:id="13" svg:x="4.409cm" svg:y="-2.294cm"/>
          <draw:glue-point draw:id="14" svg:x="4.409cm" svg:y="-3.052cm"/>
          <draw:glue-point draw:id="15" svg:x="4.409cm" svg:y="-3.81cm"/>
          <draw:glue-point draw:id="16" svg:x="-4.147cm" svg:y="-3.81cm"/>
          <draw:glue-point draw:id="17" svg:x="-4.147cm" svg:y="-3.052cm"/>
          <draw:glue-point draw:id="18" svg:x="-4.147cm" svg:y="-2.294cm"/>
          <draw:glue-point draw:id="19" svg:x="-4.147cm" svg:y="-1.536cm"/>
          <draw:glue-point draw:id="20" svg:x="-4.147cm" svg:y="-0.777cm"/>
          <draw:glue-point draw:id="21" svg:x="-4.147cm" svg:y="-0.019cm"/>
          <draw:glue-point draw:id="22" svg:x="-4.147cm" svg:y="0.738cm"/>
          <draw:glue-point draw:id="23" svg:x="-4.147cm" svg:y="1.496cm"/>
          <draw:glue-point draw:id="24" svg:x="-4.147cm" svg:y="2.254cm"/>
          <draw:glue-point draw:id="25" svg:x="-4.147cm" svg:y="3.012cm"/>
          <draw:glue-point draw:id="26" svg:x="-4.147cm" svg:y="3.771cm"/>
          <draw:glue-point draw:id="27" svg:x="-4.147cm" svg:y="4.529cm"/>
        </draw:frame>
        <draw:frame draw:style-name="gr4" draw:text-style-name="P1" draw:layer="layout" svg:width="5.584cm" svg:height="2.99cm" svg:x="6.741cm" svg:y="2.112cm">
          <draw:image xlink:href="Pictures/10000201000000A80000005A451DA1B4.png" xlink:type="simple" xlink:show="embed" xlink:actuate="onLoad">
            <text:p/>
          </draw:image>
        </draw:frame>
        <draw:g>
          <draw:rect draw:style-name="gr5" draw:text-style-name="P1" draw:layer="layout" svg:width="2cm" svg:height="1cm" svg:x="2.5cm" svg:y="10cm">
            <text:p/>
          </draw:rect>
          <draw:custom-shape draw:style-name="gr6" draw:text-style-name="P1" draw:layer="layout" svg:width="0.124cm" svg:height="0.124cm" svg:x="2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24cm" svg:height="0.124cm" svg:x="3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5" draw:text-style-name="P1" draw:layer="layout" svg:width="2cm" svg:height="1cm" svg:x="6.5cm" svg:y="10cm">
            <text:p/>
          </draw:rect>
          <draw:custom-shape draw:style-name="gr6" draw:text-style-name="P1" draw:layer="layout" svg:width="0.124cm" svg:height="0.124cm" svg:x="6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24cm" svg:height="0.124cm" svg:x="7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5" draw:text-style-name="P1" draw:layer="layout" svg:width="2cm" svg:height="1cm" svg:x="10.5cm" svg:y="10cm">
            <text:p/>
          </draw:rect>
          <draw:custom-shape draw:style-name="gr6" draw:text-style-name="P1" draw:layer="layout" svg:width="0.124cm" svg:height="0.124cm" svg:x="10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24cm" svg:height="0.124cm" svg:x="11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-1cm" svg:height="-1.5cm" svg:x="13.25cm" svg:y="10.25cm">
            <text:p text:style-name="P1"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frame draw:style-name="gr8" draw:text-style-name="P2" draw:layer="layout" svg:width="1.15cm" svg:height="0.493cm" draw:transform="rotate (1.5707963267946) translate (12.56cm 10.1cm)">
            <draw:text-box>
              <text:p><text:span text:style-name="T1">BC337</text:span></text:p>
            </draw:text-box>
          </draw:frame>
        </draw:g>
        <draw:custom-shape draw:style-name="gr9" draw:text-style-name="P1" xml:id="id53" draw:id="id53" draw:layer="layout" svg:width="0.353cm" svg:height="0.353cm" svg:x="7.817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9" draw:id="id59" draw:layer="layout" svg:width="0.353cm" svg:height="0.353cm" svg:x="6.817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xml:id="id52" draw:id="id52" draw:layer="layout" svg:x1="3cm" svg:y1="10.5cm" svg:x2="3cm" svg:y2="12cm">
          <text:p/>
        </draw:line>
        <draw:line draw:style-name="gr11" draw:text-style-name="P1" draw:layer="layout" svg:x1="4cm" svg:y1="10.5cm" svg:x2="4cm" svg:y2="12cm">
          <text:p/>
        </draw:line>
        <draw:ellipse draw:style-name="gr12" draw:text-style-name="P1" draw:layer="layout" svg:width="1.365cm" svg:height="1.415cm" svg:x="2.8cm" svg:y="11.55cm">
          <text:p text:style-name="P1">LDR</text:p>
        </draw:ellipse>
        <draw:custom-shape draw:style-name="gr13" draw:text-style-name="P1" xml:id="id1" draw:id="id1" draw:layer="layout" svg:width="0.353cm" svg:height="0.353cm" svg:x="11.817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8" draw:id="id58" draw:layer="layout" svg:width="0.353cm" svg:height="0.353cm" svg:x="10.817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1cm" svg:y1="10.5cm" svg:x2="11cm" svg:y2="12cm">
          <text:p/>
        </draw:line>
        <draw:line draw:style-name="gr15" draw:text-style-name="P1" draw:layer="layout" svg:x1="12cm" svg:y1="10.5cm" svg:x2="12cm" svg:y2="12cm">
          <text:p/>
        </draw:line>
        <draw:ellipse draw:style-name="gr12" draw:text-style-name="P3" draw:layer="layout" svg:width="1.365cm" svg:height="1.415cm" svg:x="10.801cm" svg:y="11.551cm">
          <text:p text:style-name="P3"><text:span text:style-name="T2">Laser</text:span></text:p>
        </draw:ellipse>
        <draw:custom-shape draw:style-name="gr6" draw:text-style-name="P1" xml:id="id2" draw:id="id2" draw:layer="layout" svg:width="0.124cm" svg:height="0.124cm" svg:x="12.938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7" draw:id="id57" draw:layer="layout" svg:width="0.124cm" svg:height="0.124cm" svg:x="12.9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12.17cm" svg:y1="10.497cm" svg:x2="13cm" svg:y2="10.057cm" draw:start-shape="id1" draw:start-glue-point="10" draw:end-shape="id2" draw:end-glue-point="8" svg:d="M12170 10497h830v-440">
          <text:p/>
        </draw:connector>
        <draw:connector draw:style-name="gr17" draw:text-style-name="P1" draw:layer="layout" draw:type="curve" draw:line-skew="0.442cm" svg:x1="10cm" svg:y1="10.557cm" svg:x2="6cm" svg:y2="10.557cm" draw:start-shape="id3" draw:start-glue-point="8" draw:end-shape="id4" draw:end-glue-point="8" svg:d="M10000 10557c0 1414-4000 1414-4000 0">
          <text:p/>
        </draw:connector>
        <draw:custom-shape draw:style-name="gr18" draw:text-style-name="P1" xml:id="id6" draw:id="id6" draw:layer="layout" svg:width="0.124cm" svg:height="0.124cm" svg:x="5.4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4" draw:id="id4" draw:layer="layout" svg:width="0.124cm" svg:height="0.124cm" svg:x="5.9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124cm" svg:height="0.124cm" svg:x="4.9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4cm" svg:y1="10.5cm" svg:x2="7cm" svg:y2="10.5cm">
          <text:p/>
        </draw:line>
        <draw:custom-shape draw:style-name="gr18" draw:text-style-name="P1" xml:id="id5" draw:id="id5" draw:layer="layout" svg:width="0.124cm" svg:height="0.124cm" svg:x="5.438cm" svg:y="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0" draw:id="id30" draw:layer="layout" svg:width="0.124cm" svg:height="0.124cm" svg:x="2.4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36" draw:id="id36" draw:layer="layout" svg:width="0.124cm" svg:height="0.124cm" svg:x="5.438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2" draw:id="id32" draw:layer="layout" svg:width="0.124cm" svg:height="0.124cm" svg:x="5.4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draw:line-skew="-0.25cm" svg:x1="5.562cm" svg:y1="4.495cm" svg:x2="5.5cm" svg:y2="10.433cm" draw:start-shape="id5" draw:start-glue-point="10" draw:end-shape="id6" draw:end-glue-point="4" svg:d="M5562 4495c376 0 313 1500 204 1883s-266-352-266 4055">
          <text:p/>
        </draw:connector>
        <draw:custom-shape draw:style-name="gr9" draw:text-style-name="P1" xml:id="id9" draw:id="id9" draw:layer="layout" svg:width="0.124cm" svg:height="0.124cm" svg:x="8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0.124cm" svg:height="0.124cm" svg:x="7.9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0.124cm" svg:height="0.124cm" svg:x="5.4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curve" svg:x1="5.562cm" svg:y1="3.495cm" svg:x2="7.938cm" svg:y2="9.495cm" draw:start-shape="id7" draw:start-glue-point="10" draw:end-shape="id8" draw:end-glue-point="6" svg:d="M5562 3495c1782 0 594 6000 2376 6000">
          <text:p/>
        </draw:connector>
        <draw:custom-shape draw:style-name="gr9" draw:text-style-name="P1" xml:id="id10" draw:id="id10" draw:layer="layout" svg:width="0.124cm" svg:height="0.124cm" svg:x="12.9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curve" svg:x1="8.562cm" svg:y1="9.495cm" svg:x2="12.938cm" svg:y2="8.495cm" draw:start-shape="id9" draw:start-glue-point="10" draw:end-shape="id10" draw:end-glue-point="6" svg:d="M8562 9495c3282 0 1094-1000 4376-1000">
          <text:p/>
        </draw:connector>
        <draw:rect draw:style-name="gr23" draw:text-style-name="P4" xml:id="id12" draw:id="id12" draw:layer="layout" svg:width="1cm" svg:height="0.5cm" draw:transform="rotate (1.5707963267946) translate (12.25cm 7.25cm)">
          <text:p text:style-name="P1"><text:span text:style-name="T3">10K</text:span></text:p>
        </draw:rect>
        <draw:custom-shape draw:style-name="gr6" draw:text-style-name="P1" xml:id="id13" draw:id="id13" draw:layer="layout" svg:width="0.124cm" svg:height="0.124cm" svg:x="12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1" draw:id="id11" draw:layer="layout" svg:width="0.124cm" svg:height="0.124cm" svg:x="12.4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svg:x1="12.5cm" svg:y1="3.557cm" svg:x2="12.5cm" svg:y2="6.25cm" draw:start-shape="id11" draw:start-glue-point="8" draw:end-shape="id12" draw:end-glue-point="1" svg:d="M12500 3557v2693">
          <text:p/>
        </draw:connector>
        <draw:connector draw:style-name="gr24" draw:text-style-name="P1" draw:layer="layout" svg:x1="12.5cm" svg:y1="7.25cm" svg:x2="12.5cm" svg:y2="9.433cm" draw:start-shape="id12" draw:start-glue-point="3" draw:end-shape="id13" draw:end-glue-point="4" svg:d="M12500 7250v2183">
          <text:p/>
        </draw:connector>
        <draw:custom-shape draw:style-name="gr6" draw:text-style-name="P1" xml:id="id15" draw:id="id15" draw:layer="layout" svg:width="0.124cm" svg:height="0.124cm" svg:x="2.438cm" svg:y="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2.062cm" svg:y1="4.995cm" svg:x2="2.438cm" svg:y2="4.995cm" draw:start-shape="id14" draw:start-glue-point="10" draw:end-shape="id15" draw:end-glue-point="6" svg:d="M2062 4995h376">
          <text:p/>
        </draw:connector>
        <draw:custom-shape draw:style-name="gr6" draw:text-style-name="P1" xml:id="id14" draw:id="id14" draw:layer="layout" svg:width="0.124cm" svg:height="0.124cm" svg:x="1.938cm" svg:y="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draw:line-skew="-1.278cm" svg:x1="2.5cm" svg:y1="4.933cm" svg:x2="12.5cm" svg:y2="3.433cm" draw:start-shape="id15" draw:start-glue-point="4" draw:end-shape="id11" draw:end-glue-point="4" svg:d="M2500 4933c0-4918 10000-4168 10000-1500">
          <text:p/>
        </draw:connector>
        <draw:custom-shape draw:style-name="gr9" draw:text-style-name="P1" xml:id="id18" draw:id="id18" draw:layer="layout" svg:width="0.124cm" svg:height="0.124cm" svg:x="6.938cm" svg:y="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9" draw:id="id19" draw:layer="layout" svg:width="0.124cm" svg:height="0.124cm" svg:x="6.938cm" svg:y="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7" draw:id="id17" draw:layer="layout" svg:width="0.124cm" svg:height="0.124cm" svg:x="5.438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6" draw:id="id16" draw:layer="layout" svg:width="0.124cm" svg:height="0.124cm" svg:x="4.9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5.062cm" svg:y1="3.495cm" svg:x2="5.438cm" svg:y2="3.495cm" draw:start-shape="id16" draw:start-glue-point="10" draw:end-shape="id7" draw:end-glue-point="6" svg:d="M5062 3495h376">
          <text:p/>
        </draw:connector>
        <draw:connector draw:style-name="gr26" draw:text-style-name="P1" draw:layer="layout" draw:type="line" svg:x1="5.5cm" svg:y1="3.057cm" svg:x2="5.5cm" svg:y2="3.433cm" draw:start-shape="id17" draw:start-glue-point="8" draw:end-shape="id7" draw:end-glue-point="4" svg:d="M5500 3057v376">
          <text:p/>
        </draw:connector>
        <draw:connector draw:style-name="gr26" draw:text-style-name="P1" draw:layer="layout" draw:type="line" svg:x1="7cm" svg:y1="2.057cm" svg:x2="7cm" svg:y2="2.433cm" draw:start-shape="id18" draw:start-glue-point="8" draw:end-shape="id19" draw:end-glue-point="4" svg:d="M7000 2057v376">
          <text:p/>
        </draw:connector>
        <draw:custom-shape draw:style-name="gr9" draw:text-style-name="P1" xml:id="id20" draw:id="id20" draw:layer="layout" svg:width="0.124cm" svg:height="0.124cm" svg:x="4.4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4.562cm" svg:y1="3.495cm" svg:x2="4.938cm" svg:y2="3.495cm" draw:start-shape="id20" draw:start-glue-point="10" draw:end-shape="id16" draw:end-glue-point="6" svg:d="M4562 3495h376">
          <text:p/>
        </draw:connector>
        <draw:rect draw:style-name="gr27" draw:text-style-name="P4" xml:id="id21" draw:id="id21" draw:layer="layout" svg:width="1cm" svg:height="0.5cm" draw:transform="rotate (1.5707963267946) translate (4.25cm 5.25cm)">
          <text:p text:style-name="P1"><text:span text:style-name="T3">1K</text:span></text:p>
        </draw:rect>
        <draw:custom-shape draw:style-name="gr6" draw:text-style-name="P1" xml:id="id22" draw:id="id22" draw:layer="layout" svg:width="0.124cm" svg:height="0.124cm" svg:x="4.438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3" draw:id="id23" draw:layer="layout" svg:width="0.124cm" svg:height="0.124cm" svg:x="4.938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0.124cm" svg:height="0.124cm" svg:x="3.938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4.5cm" svg:y1="3.557cm" svg:x2="4.5cm" svg:y2="4.25cm" draw:start-shape="id20" draw:start-glue-point="8" draw:end-shape="id21" draw:end-glue-point="1" svg:d="M4500 3557v693">
          <text:p/>
        </draw:connector>
        <draw:connector draw:style-name="gr22" draw:text-style-name="P1" draw:layer="layout" draw:type="line" svg:x1="4.5cm" svg:y1="5.25cm" svg:x2="4.5cm" svg:y2="6.433cm" draw:start-shape="id21" draw:start-glue-point="3" draw:end-shape="id22" draw:end-glue-point="4" svg:d="M4500 5250v1183">
          <text:p/>
        </draw:connector>
        <draw:connector draw:style-name="gr25" draw:text-style-name="P1" draw:layer="layout" draw:type="line" svg:x1="4.562cm" svg:y1="6.495cm" svg:x2="4.938cm" svg:y2="6.495cm" draw:start-shape="id22" draw:start-glue-point="10" draw:end-shape="id23" draw:end-glue-point="6" svg:d="M4562 6495h376">
          <text:p/>
        </draw:connector>
        <draw:connector draw:style-name="gr25" draw:text-style-name="P1" draw:layer="layout" draw:type="line" svg:x1="4.062cm" svg:y1="6.495cm" svg:x2="4.438cm" svg:y2="6.495cm" draw:start-shape="id24" draw:start-glue-point="10" draw:end-shape="id22" draw:end-glue-point="6" svg:d="M4062 6495h376">
          <text:p/>
        </draw:connector>
        <draw:custom-shape draw:style-name="gr19" draw:text-style-name="P1" xml:id="id29" draw:id="id29" draw:layer="layout" svg:width="0.124cm" svg:height="0.124cm" svg:x="1.9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25" draw:id="id25" draw:layer="layout" svg:width="0.124cm" svg:height="0.124cm" svg:x="1.93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27" draw:id="id27" draw:layer="layout" svg:width="0.124cm" svg:height="0.124cm" svg:x="1.9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37" draw:id="id37" draw:layer="layout" svg:width="0.124cm" svg:height="0.124cm" svg:x="4.93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33" draw:id="id33" draw:layer="layout" svg:width="0.124cm" svg:height="0.124cm" svg:x="4.9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1" draw:id="id31" draw:layer="layout" svg:width="0.124cm" svg:height="0.124cm" svg:x="4.9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35" draw:id="id35" draw:layer="layout" svg:width="0.124cm" svg:height="0.124cm" svg:x="4.938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38" draw:id="id38" draw:layer="layout" svg:width="0.124cm" svg:height="0.124cm" svg:x="5.43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34" draw:id="id34" draw:layer="layout" svg:width="0.124cm" svg:height="0.124cm" svg:x="5.4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26" draw:id="id26" draw:layer="layout" svg:width="0.124cm" svg:height="0.124cm" svg:x="2.43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28" draw:id="id28" draw:layer="layout" svg:width="0.124cm" svg:height="0.124cm" svg:x="2.4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2.062cm" svg:y1="6.995cm" svg:x2="2.438cm" svg:y2="6.995cm" draw:start-shape="id25" draw:start-glue-point="10" draw:end-shape="id26" draw:end-glue-point="6" svg:d="M2062 6995h376">
          <text:p/>
        </draw:connector>
        <draw:connector draw:style-name="gr15" draw:text-style-name="P1" draw:layer="layout" draw:type="line" svg:x1="2.062cm" svg:y1="7.995cm" svg:x2="2.438cm" svg:y2="7.995cm" draw:start-shape="id27" draw:start-glue-point="10" draw:end-shape="id28" draw:end-glue-point="6" svg:d="M2062 7995h376">
          <text:p/>
        </draw:connector>
        <draw:connector draw:style-name="gr33" draw:text-style-name="P1" draw:layer="layout" draw:type="line" svg:x1="2.062cm" svg:y1="8.495cm" svg:x2="2.438cm" svg:y2="8.495cm" draw:start-shape="id29" draw:start-glue-point="10" draw:end-shape="id30" draw:end-glue-point="6" svg:d="M2062 8495h376">
          <text:p/>
        </draw:connector>
        <draw:connector draw:style-name="gr34" draw:text-style-name="P1" draw:layer="layout" draw:type="line" svg:x1="5.062cm" svg:y1="8.495cm" svg:x2="5.438cm" svg:y2="8.495cm" draw:start-shape="id31" draw:start-glue-point="10" draw:end-shape="id32" draw:end-glue-point="6" svg:d="M5062 8495h376">
          <text:p/>
        </draw:connector>
        <draw:connector draw:style-name="gr35" draw:text-style-name="P1" draw:layer="layout" draw:type="line" svg:x1="5.062cm" svg:y1="7.995cm" svg:x2="5.438cm" svg:y2="7.995cm" draw:start-shape="id33" draw:start-glue-point="10" draw:end-shape="id34" draw:end-glue-point="6" svg:d="M5062 7995h376">
          <text:p/>
        </draw:connector>
        <draw:connector draw:style-name="gr36" draw:text-style-name="P1" draw:layer="layout" draw:type="line" svg:x1="5.062cm" svg:y1="7.495cm" svg:x2="5.438cm" svg:y2="7.495cm" draw:start-shape="id35" draw:start-glue-point="10" draw:end-shape="id36" draw:end-glue-point="6" svg:d="M5062 7495h376">
          <text:p/>
        </draw:connector>
        <draw:connector draw:style-name="gr37" draw:text-style-name="P1" draw:layer="layout" draw:type="line" svg:x1="5.062cm" svg:y1="6.995cm" svg:x2="5.438cm" svg:y2="6.995cm" draw:start-shape="id37" draw:start-glue-point="10" draw:end-shape="id38" draw:end-glue-point="6" svg:d="M5062 6995h376">
          <text:p/>
        </draw:connector>
        <draw:custom-shape draw:style-name="gr19" draw:text-style-name="P1" xml:id="id39" draw:id="id39" draw:layer="layout" svg:width="0.124cm" svg:height="0.124cm" svg:x="6.438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43" draw:id="id43" draw:layer="layout" svg:width="0.124cm" svg:height="0.124cm" svg:x="6.43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44" draw:id="id44" draw:layer="layout" svg:width="0.124cm" svg:height="0.124cm" svg:x="6.93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40" draw:id="id40" draw:layer="layout" svg:width="0.124cm" svg:height="0.124cm" svg:x="6.938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42" draw:id="id42" draw:layer="layout" svg:width="0.124cm" svg:height="0.124cm" svg:x="6.9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41" draw:id="id41" draw:layer="layout" svg:width="0.124cm" svg:height="0.124cm" svg:x="6.4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6.562cm" svg:y1="2.995cm" svg:x2="6.938cm" svg:y2="2.995cm" draw:start-shape="id39" draw:start-glue-point="10" draw:end-shape="id40" draw:end-glue-point="6" svg:d="M6562 2995h376">
          <text:p/>
        </draw:connector>
        <draw:connector draw:style-name="gr37" draw:text-style-name="P1" draw:layer="layout" draw:type="line" svg:x1="6.562cm" svg:y1="3.495cm" svg:x2="6.938cm" svg:y2="3.495cm" draw:start-shape="id41" draw:start-glue-point="10" draw:end-shape="id42" draw:end-glue-point="6" svg:d="M6562 3495h376">
          <text:p/>
        </draw:connector>
        <draw:connector draw:style-name="gr36" draw:text-style-name="P1" draw:layer="layout" draw:type="line" svg:x1="6.562cm" svg:y1="3.995cm" svg:x2="6.938cm" svg:y2="3.995cm" draw:start-shape="id43" draw:start-glue-point="10" draw:end-shape="id44" draw:end-glue-point="6" svg:d="M6562 3995h376">
          <text:p/>
        </draw:connector>
        <draw:connector draw:style-name="gr38" draw:text-style-name="P1" draw:layer="layout" draw:type="curve" svg:x1="6.438cm" svg:y1="2.995cm" svg:x2="2.562cm" svg:y2="8.495cm" draw:start-shape="id39" draw:start-glue-point="6" draw:end-shape="id30" draw:end-glue-point="10" svg:d="M6438 2995c-2907 0-969 5500-3876 5500">
          <text:p/>
        </draw:connector>
        <draw:custom-shape draw:style-name="gr21" draw:text-style-name="P1" xml:id="id45" draw:id="id45" draw:layer="layout" svg:width="0.124cm" svg:height="0.124cm" svg:x="7.438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49" draw:id="id49" draw:layer="layout" svg:width="0.124cm" svg:height="0.124cm" svg:x="7.43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50" draw:id="id50" draw:layer="layout" svg:width="0.124cm" svg:height="0.124cm" svg:x="7.93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46" draw:id="id46" draw:layer="layout" svg:width="0.124cm" svg:height="0.124cm" svg:x="7.938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48" draw:id="id48" draw:layer="layout" svg:width="0.124cm" svg:height="0.124cm" svg:x="7.9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47" draw:id="id47" draw:layer="layout" svg:width="0.124cm" svg:height="0.124cm" svg:x="7.4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7.562cm" svg:y1="2.995cm" svg:x2="7.938cm" svg:y2="2.995cm" draw:start-shape="id45" draw:start-glue-point="10" draw:end-shape="id46" draw:end-glue-point="6" svg:d="M7562 2995h376">
          <text:p/>
        </draw:connector>
        <draw:connector draw:style-name="gr35" draw:text-style-name="P1" draw:layer="layout" draw:type="line" svg:x1="7.562cm" svg:y1="3.495cm" svg:x2="7.938cm" svg:y2="3.495cm" draw:start-shape="id47" draw:start-glue-point="10" draw:end-shape="id48" draw:end-glue-point="6" svg:d="M7562 3495h376">
          <text:p/>
        </draw:connector>
        <draw:connector draw:style-name="gr15" draw:text-style-name="P1" draw:layer="layout" draw:type="line" svg:x1="7.562cm" svg:y1="3.995cm" svg:x2="7.938cm" svg:y2="3.995cm" draw:start-shape="id49" draw:start-glue-point="10" draw:end-shape="id50" draw:end-glue-point="6" svg:d="M7562 3995h376">
          <text:p/>
        </draw:connector>
        <draw:connector draw:style-name="gr39" draw:text-style-name="P1" draw:layer="layout" draw:type="curve" svg:x1="8cm" svg:y1="4.057cm" svg:x2="2.562cm" svg:y2="7.995cm" draw:start-shape="id50" draw:start-glue-point="8" draw:end-shape="id28" draw:end-glue-point="10" svg:d="M8000 4057c0 2626-1812 3938-5438 3938">
          <text:p/>
        </draw:connector>
        <draw:connector draw:style-name="gr40" draw:text-style-name="P1" draw:layer="layout" draw:type="curve" svg:x1="8.062cm" svg:y1="3.495cm" svg:x2="5.562cm" svg:y2="7.995cm" draw:start-shape="id48" draw:start-glue-point="10" draw:end-shape="id34" draw:end-glue-point="10" svg:d="M8062 3495c751 0 2001 4500-2500 4500">
          <text:p/>
        </draw:connector>
        <draw:connector draw:style-name="gr41" draw:text-style-name="P1" draw:layer="layout" draw:type="curve" draw:line-skew="0.312cm" svg:x1="8.062cm" svg:y1="2.995cm" svg:x2="5.562cm" svg:y2="8.495cm" draw:start-shape="id46" draw:start-glue-point="10" draw:end-shape="id32" draw:end-glue-point="10" svg:d="M8062 2995c1219 0 2469 5500-2500 5500">
          <text:p/>
        </draw:connector>
        <draw:connector draw:style-name="gr42" draw:text-style-name="P1" draw:layer="layout" draw:type="curve" svg:x1="5.562cm" svg:y1="7.495cm" svg:x2="6.5cm" svg:y2="4.057cm" draw:start-shape="id36" draw:start-glue-point="10" draw:end-shape="id43" draw:end-glue-point="8" svg:d="M5562 7495c626 0 938-1146 938-3438">
          <text:p/>
        </draw:connector>
        <draw:connector draw:style-name="gr43" draw:text-style-name="P1" draw:layer="layout" draw:type="curve" draw:line-skew="0cm -0.745cm 0.047cm" svg:x1="6.438cm" svg:y1="3.495cm" svg:x2="5.562cm" svg:y2="6.995cm" draw:start-shape="id41" draw:start-glue-point="6" draw:end-shape="id38" draw:end-glue-point="10" svg:d="M6438 3495c-751 0-501 1005-415 1005 87 0 361 2495-461 2495">
          <text:p/>
        </draw:connector>
        <draw:custom-shape draw:style-name="gr18" draw:text-style-name="P1" xml:id="id51" draw:id="id51" draw:layer="layout" svg:width="0.124cm" svg:height="0.124cm" svg:x="4.938cm" svg:y="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5.438cm" svg:y1="4.495cm" svg:x2="5.062cm" svg:y2="4.495cm" draw:start-shape="id5" draw:start-glue-point="6" draw:end-shape="id51" draw:end-glue-point="10" svg:d="M5438 4495h-376">
          <text:p/>
        </draw:connector>
        <draw:connector draw:style-name="gr25" draw:text-style-name="P1" draw:layer="layout" draw:type="curve" svg:x1="3.938cm" svg:y1="6.495cm" svg:x2="3cm" svg:y2="10.5cm" draw:start-shape="id24" draw:start-glue-point="6" draw:end-shape="id52" draw:end-glue-point="0" svg:d="M3938 6495c-626 0-938 1335-938 4005">
          <text:p/>
        </draw:connector>
        <draw:connector draw:style-name="gr44" draw:text-style-name="P1" draw:layer="layout" draw:type="line" svg:x1="7.994cm" svg:y1="10.32cm" svg:x2="8cm" svg:y2="9.557cm" draw:start-shape="id53" draw:start-glue-point="4" draw:end-shape="id8" draw:end-glue-point="8" svg:d="M7994 10320l6-763">
          <text:p/>
        </draw:connector>
        <draw:connector draw:style-name="gr44" draw:text-style-name="P1" draw:layer="layout" draw:type="line" svg:x1="8.062cm" svg:y1="9.495cm" svg:x2="8.438cm" svg:y2="9.495cm" draw:start-shape="id8" draw:start-glue-point="10" draw:end-shape="id9" draw:end-glue-point="6" svg:d="M8062 9495h376">
          <text:p/>
        </draw:connector>
        <draw:custom-shape draw:style-name="gr45" draw:text-style-name="P1" xml:id="id55" draw:id="id55" draw:layer="layout" svg:width="0.124cm" svg:height="0.124cm" svg:x="7.438cm" svg:y="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54" draw:id="id54" draw:layer="layout" svg:width="0.124cm" svg:height="0.124cm" svg:x="7.438cm" svg:y="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line" svg:x1="7.5cm" svg:y1="2.057cm" svg:x2="7.5cm" svg:y2="2.433cm" draw:start-shape="id54" draw:start-glue-point="8" draw:end-shape="id55" draw:end-glue-point="4" svg:d="M7500 2057v376">
          <text:p/>
        </draw:connector>
        <draw:custom-shape draw:style-name="gr9" draw:text-style-name="P1" xml:id="id56" draw:id="id56" draw:layer="layout" svg:width="0.124cm" svg:height="0.124cm" svg:x="12.938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13cm" svg:y1="8.557cm" svg:x2="13cm" svg:y2="8.933cm" draw:start-shape="id10" draw:start-glue-point="8" draw:end-shape="id56" draw:end-glue-point="4" svg:d="M13000 8557v376">
          <text:p/>
        </draw:connector>
        <draw:connector draw:style-name="gr47" draw:text-style-name="P1" draw:layer="layout" draw:type="line" svg:x1="12.562cm" svg:y1="9.495cm" svg:x2="12.938cm" svg:y2="9.495cm" draw:start-shape="id13" draw:start-glue-point="10" draw:end-shape="id57" draw:end-glue-point="6" svg:d="M12562 9495h376">
          <text:p/>
        </draw:connector>
        <draw:custom-shape draw:style-name="gr18" draw:text-style-name="P1" xml:id="id3" draw:id="id3" draw:layer="layout" svg:width="0.124cm" svg:height="0.124cm" svg:x="9.9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0.062cm" svg:y1="10.495cm" svg:x2="10.817cm" svg:y2="10.497cm" draw:start-shape="id3" draw:start-glue-point="10" draw:end-shape="id58" draw:end-glue-point="6" svg:d="M10062 10495l755 2">
          <text:p/>
        </draw:connector>
        <draw:frame draw:style-name="gr48" draw:text-style-name="P5" draw:layer="layout" svg:width="1.5cm" svg:height="1.5cm" svg:x="6.75cm" svg:y="7.5cm">
          <draw:image xlink:href="Pictures/10000201000000670000007F92D5CFA2.png" xlink:type="simple" xlink:show="embed" xlink:actuate="onLoad">
            <text:p text:style-name="P1"><text:span text:style-name="T4">LM1117</text:span></text:p>
            <text:p text:style-name="P1"><text:span text:style-name="T4">(bottom)</text:span></text:p>
          </draw:image>
        </draw:frame>
        <draw:custom-shape draw:style-name="gr18" draw:text-style-name="P1" xml:id="id61" draw:id="id61" draw:layer="layout" svg:width="0.124cm" svg:height="0.124cm" svg:x="6.9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60" draw:id="id60" draw:layer="layout" svg:width="0.124cm" svg:height="0.124cm" svg:x="6.938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62" draw:id="id62" draw:layer="layout" svg:width="0.124cm" svg:height="0.124cm" svg:x="6.938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6.994cm" svg:y1="10.32cm" svg:x2="7cm" svg:y2="10.057cm" draw:start-shape="id59" draw:start-glue-point="4" draw:end-shape="id60" draw:end-glue-point="8" svg:d="M6994 10320l6-263">
          <text:p/>
        </draw:connector>
        <draw:connector draw:style-name="gr14" draw:text-style-name="P1" draw:layer="layout" draw:type="line" svg:x1="7cm" svg:y1="9.433cm" svg:x2="7cm" svg:y2="9.057cm" draw:start-shape="id61" draw:start-glue-point="4" draw:end-shape="id62" draw:end-glue-point="8" svg:d="M7000 9433v-376">
          <text:p/>
        </draw:connector>
        <draw:connector draw:style-name="gr14" draw:text-style-name="P1" draw:layer="layout" draw:type="line" svg:x1="7cm" svg:y1="9.933cm" svg:x2="7cm" svg:y2="9.557cm" draw:start-shape="id60" draw:start-glue-point="4" draw:end-shape="id61" draw:end-glue-point="8" svg:d="M7000 9933v-376">
          <text:p/>
        </draw:connector>
        <draw:custom-shape draw:style-name="gr45" draw:text-style-name="P1" xml:id="id63" draw:id="id63" draw:layer="layout" svg:width="0.124cm" svg:height="0.124cm" svg:x="7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64" draw:id="id64" draw:layer="layout" svg:width="0.124cm" svg:height="0.124cm" svg:x="7.438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line" svg:x1="7.5cm" svg:y1="9.433cm" svg:x2="7.5cm" svg:y2="9.057cm" draw:start-shape="id63" draw:start-glue-point="4" draw:end-shape="id64" draw:end-glue-point="8" svg:d="M7500 9433v-376">
          <text:p/>
        </draw:connector>
        <draw:connector draw:style-name="gr49" draw:text-style-name="P1" draw:layer="layout" draw:type="curve" draw:line-skew="0cm 2.563cm" svg:x1="7.5cm" svg:y1="1.933cm" svg:x2="7.5cm" svg:y2="9.557cm" draw:start-shape="id54" draw:start-glue-point="4" draw:end-shape="id63" draw:end-glue-point="8" svg:d="M7500 1933c0-751 2000-501 2000 3812s-2000 4563-2000 3812">
          <text:p/>
        </draw:connector>
        <draw:custom-shape draw:style-name="gr9" draw:text-style-name="P1" xml:id="id65" draw:id="id65" draw:layer="layout" svg:width="0.124cm" svg:height="0.124cm" svg:x="7.938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8cm" svg:y1="9.433cm" svg:x2="8cm" svg:y2="9.057cm" draw:start-shape="id8" draw:start-glue-point="4" draw:end-shape="id65" draw:end-glue-point="8" svg:d="M8000 9433v-376">
          <text:p/>
        </draw:connector>
        <draw:rect draw:style-name="gr50" draw:text-style-name="P1" draw:layer="layout" svg:width="0.5cm" svg:height="1.5cm" svg:x="10.75cm" svg:y="7.25cm">
          <text:p/>
        </draw:rect>
        <draw:custom-shape draw:style-name="gr28" draw:text-style-name="P1" xml:id="id73" draw:id="id73" draw:layer="layout" svg:width="0.124cm" svg:height="0.124cm" svg:x="10.9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378cm" svg:height="0.569cm" draw:transform="rotate (1.5707963267946) translate (11.155cm 8.691cm)">
          <draw:text-box>
            <text:p><text:span text:style-name="T4">Buzzer</text:span></text:p>
          </draw:text-box>
        </draw:frame>
        <draw:custom-shape draw:style-name="gr9" draw:text-style-name="P1" xml:id="id66" draw:id="id66" draw:layer="layout" svg:width="0.124cm" svg:height="0.124cm" svg:x="12.9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8" draw:id="id68" draw:layer="layout" svg:width="0.124cm" svg:height="0.124cm" svg:x="11.438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7" draw:id="id67" draw:layer="layout" svg:width="0.124cm" svg:height="0.124cm" svg:x="10.938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13cm" svg:y1="8.057cm" svg:x2="13cm" svg:y2="8.433cm" draw:start-shape="id66" draw:start-glue-point="8" draw:end-shape="id10" draw:end-glue-point="4" svg:d="M13000 8057v376">
          <text:p/>
        </draw:connector>
        <draw:connector draw:style-name="gr26" draw:text-style-name="P1" draw:layer="layout" draw:type="line" svg:x1="11.062cm" svg:y1="7.495cm" svg:x2="11.438cm" svg:y2="7.495cm" draw:start-shape="id67" draw:start-glue-point="10" draw:end-shape="id68" draw:end-glue-point="6" svg:d="M11062 7495h376">
          <text:p/>
        </draw:connector>
        <draw:custom-shape draw:style-name="gr18" draw:text-style-name="P1" xml:id="id70" draw:id="id70" draw:layer="layout" svg:width="0.124cm" svg:height="0.124cm" svg:x="10.9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69" draw:id="id69" draw:layer="layout" svg:width="0.124cm" svg:height="0.124cm" svg:x="10.4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0.562cm" svg:y1="8.495cm" svg:x2="10.938cm" svg:y2="8.495cm" draw:start-shape="id69" draw:start-glue-point="10" draw:end-shape="id70" draw:end-glue-point="6" svg:d="M10562 8495h376">
          <text:p/>
        </draw:connector>
        <draw:custom-shape draw:style-name="gr18" draw:text-style-name="P1" xml:id="id71" draw:id="id71" draw:layer="layout" svg:width="0.124cm" svg:height="0.124cm" svg:x="9.938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0cm" svg:y1="10.057cm" svg:x2="10cm" svg:y2="10.433cm" draw:start-shape="id71" draw:start-glue-point="8" draw:end-shape="id3" draw:end-glue-point="4" svg:d="M10000 10057v376">
          <text:p/>
        </draw:connector>
        <draw:connector draw:style-name="gr17" draw:text-style-name="P1" draw:layer="layout" draw:type="curve" svg:x1="10.438cm" svg:y1="8.495cm" svg:x2="10cm" svg:y2="9.933cm" draw:start-shape="id69" draw:start-glue-point="6" draw:end-shape="id71" draw:end-glue-point="4" svg:d="M10438 8495c-751 0-625 375-547 477s109-71 109 961">
          <text:p/>
        </draw:connector>
        <draw:custom-shape draw:style-name="gr28" draw:text-style-name="P1" xml:id="id72" draw:id="id72" draw:layer="layout" svg:width="0.124cm" svg:height="0.124cm" svg:x="10.4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0.562cm" svg:y1="7.995cm" svg:x2="10.938cm" svg:y2="7.995cm" draw:start-shape="id72" draw:start-glue-point="10" draw:end-shape="id73" draw:end-glue-point="6" svg:d="M10562 7995h376">
          <text:p/>
        </draw:connector>
        <draw:connector draw:style-name="gr51" draw:text-style-name="P1" draw:layer="layout" draw:type="curve" svg:x1="2.562cm" svg:y1="6.995cm" svg:x2="10.438cm" svg:y2="7.995cm" draw:start-shape="id26" draw:start-glue-point="10" draw:end-shape="id72" draw:end-glue-point="6" svg:d="M2562 6995c5907 0 1969 1000 7876 1000">
          <text:p/>
        </draw:connector>
        <draw:connector draw:style-name="gr22" draw:text-style-name="P1" draw:layer="layout" draw:type="curve" svg:x1="11.562cm" svg:y1="7.495cm" svg:x2="13cm" svg:y2="7.933cm" draw:start-shape="id68" draw:start-glue-point="10" draw:end-shape="id66" draw:end-glue-point="4" svg:d="M11562 7495c1032 0 859-31 961-109s477-204 477 547">
          <text:p/>
        </draw:connector>
        <draw:connector draw:style-name="gr22" draw:text-style-name="P1" draw:layer="layout" draw:type="curve" svg:x1="6.938cm" svg:y1="1.995cm" svg:x2="5.5cm" svg:y2="2.933cm" draw:start-shape="id18" draw:start-glue-point="6" draw:end-shape="id17" draw:end-glue-point="4" svg:d="M6938 1995c-959 0-1438 312-1438 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ond"/>
      <draw:layer draw:name="Composa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3T23:22:03.96</meta:creation-date>
    <dc:date>2017-10-23T02:12:01.87</dc:date>
    <meta:editing-duration>PT3H27M26S</meta:editing-duration>
    <meta:editing-cycles>56</meta:editing-cycles>
    <meta:generator>OpenOffice/4.1.2$Win32 OpenOffice.org_project/412m3$Build-9782</meta:generator>
    <dc:creator>Stéphane </dc:creator>
    <meta:document-statistic meta:object-count="2369"/>
  </office:meta>
</office:document-meta>
</file>